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4ffae" officeooo:paragraph-rsid="0024ffae"/>
    </style:style>
    <style:style style:name="P3" style:family="paragraph" style:parent-style-name="Standard">
      <style:paragraph-properties fo:text-align="start" style:justify-single-word="false"/>
      <style:text-properties officeooo:paragraph-rsid="0029d305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9d30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9d305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24ffa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7eb11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2:01:19.475000000</dc:date>
    <meta:editing-duration>PT4H32M18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6" meta:non-whitespace-character-count="88"/>
  </office:meta>
</office:document-meta>
</file>